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helvetica, sans-serif"/>
    <style:font-face style:name="Consolas" svg:font-family="Consolas" style:font-family-generic="roman"/>
    <style:font-face style:name="Courier New3" svg:font-family="'Courier New'" style:font-family-generic="roman"/>
    <style:font-face style:name="Courier New1" svg:font-family="'Courier New'" style:font-family-generic="swiss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2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libri1"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Calibri1" officeooo:paragraph-rsid="0008e234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Calibri1" fo:font-size="12pt" fo:font-weight="bold" style:font-size-asian="12pt" style:font-weight-asian="bold" style:font-name-complex="Calibri2" style:font-size-complex="12pt"/>
    </style:style>
    <style:style style:name="P4" style:family="paragraph" style:parent-style-name="Standard">
      <style:paragraph-properties fo:line-height="100%"/>
      <style:text-properties fo:color="#000000" style:font-name="Calibri1" fo:font-size="12pt" fo:language="ru" fo:country="RU" officeooo:rsid="0008e234" officeooo:paragraph-rsid="0008e234" style:font-size-asian="10.5pt" style:font-name-complex="Calibri2" style:font-size-complex="12pt"/>
    </style:style>
    <style:style style:name="P5" style:family="paragraph" style:parent-style-name="Standard">
      <style:paragraph-properties fo:line-height="100%"/>
      <style:text-properties fo:color="#000000" style:font-name="Calibri1" fo:font-size="12pt" fo:language="ru" fo:country="RU" officeooo:rsid="0008e234" officeooo:paragraph-rsid="030f5b99" style:font-size-asian="10.5pt" style:font-name-complex="Calibri2" style:font-size-complex="12pt"/>
    </style:style>
    <style:style style:name="P6" style:family="paragraph" style:parent-style-name="Standard">
      <style:paragraph-properties fo:line-height="100%"/>
      <style:text-properties fo:color="#000000" style:font-name="Calibri1" fo:font-size="12pt" fo:language="ru" fo:country="RU" officeooo:rsid="0008e234" officeooo:paragraph-rsid="030fe4fa" style:font-size-asian="10.5pt" style:font-name-complex="Calibri2" style:font-size-complex="12pt"/>
    </style:style>
    <style:style style:name="P7" style:family="paragraph" style:parent-style-name="Standard">
      <style:paragraph-properties fo:line-height="100%"/>
      <style:text-properties fo:color="#000000" style:font-name="Consolas" fo:font-size="9.5pt" style:font-size-asian="9.5pt"/>
    </style:style>
    <style:style style:name="P8" style:family="paragraph" style:parent-style-name="Standard">
      <style:paragraph-properties fo:line-height="100%"/>
      <style:text-properties fo:color="#000000" style:font-name="Consolas" fo:font-size="9.5pt" style:font-size-asian="9.5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text-properties fo:language="ru" fo:country="RU" officeooo:paragraph-rsid="0312cdf8"/>
    </style:style>
    <style:style style:name="P11" style:family="paragraph" style:parent-style-name="Standard">
      <style:text-properties officeooo:paragraph-rsid="0312cdf8"/>
    </style:style>
    <style:style style:name="T1" style:family="text">
      <style:text-properties style:font-name-complex="Calibri2"/>
    </style:style>
    <style:style style:name="T2" style:family="text">
      <style:text-properties officeooo:rsid="0008e234" style:font-name-complex="Calibri2"/>
    </style:style>
    <style:style style:name="T3" style:family="text">
      <style:text-properties fo:color="#0000ff" style:font-name="Consolas" fo:font-size="9.5pt" style:font-size-asian="9.5pt"/>
    </style:style>
    <style:style style:name="T4" style:family="text">
      <style:text-properties fo:color="#0000ff" style:font-name="Consolas" fo:font-size="9.5pt" fo:language="ru" fo:country="RU" officeooo:rsid="0008e234" style:font-size-asian="9.5pt" style:font-name-complex="Calibri2" style:font-size-complex="12pt"/>
    </style:style>
    <style:style style:name="T5" style:family="text">
      <style:text-properties fo:color="#0000ff" style:font-name="Consolas" fo:font-size="9.5pt" style:font-size-asian="9.5pt"/>
    </style:style>
    <style:style style:name="T6" style:family="text">
      <style:text-properties fo:color="#0000ff" style:font-name="Consolas" fo:font-size="9.5pt" officeooo:rsid="030f5b99" style:font-size-asian="9.5pt"/>
    </style:style>
    <style:style style:name="T7" style:family="text">
      <style:text-properties fo:color="#0000ff" style:font-name="Consolas" fo:font-size="9.5pt" officeooo:rsid="030fe4fa" style:font-size-asian="9.5pt"/>
    </style:style>
    <style:style style:name="T8" style:family="text">
      <style:text-properties fo:color="#000000" style:font-name="Consolas" fo:font-size="9.5pt" style:font-size-asian="9.5pt"/>
    </style:style>
    <style:style style:name="T9" style:family="text">
      <style:text-properties fo:color="#000000" fo:font-size="12pt" officeooo:rsid="0008e234" style:font-size-asian="10.5pt" style:font-name-complex="Calibri2" style:font-size-complex="12pt"/>
    </style:style>
    <style:style style:name="T10" style:family="text">
      <style:text-properties fo:color="#000000" fo:font-size="12pt" fo:language="en" fo:country="US" officeooo:rsid="0008e234" style:font-size-asian="10.5pt" style:font-name-complex="Calibri2" style:font-size-complex="12pt"/>
    </style:style>
    <style:style style:name="T11" style:family="text">
      <style:text-properties fo:color="#000000" fo:font-size="12pt" fo:language="ru" fo:country="RU" officeooo:rsid="0008e234" style:font-size-asian="10.5pt" style:font-name-complex="Calibri2" style:font-size-complex="12pt"/>
    </style:style>
    <style:style style:name="T12" style:family="text">
      <style:text-properties fo:color="#000000" style:font-name="Consolas" fo:font-size="9.5pt" style:font-size-asian="9.5pt"/>
    </style:style>
    <style:style style:name="T13" style:family="text">
      <style:text-properties fo:color="#000000" style:font-name="Consolas" fo:font-size="9.5pt" officeooo:rsid="0312cdf8" style:font-size-asian="9.5pt"/>
    </style:style>
    <style:style style:name="T14" style:family="text">
      <style:text-properties fo:color="#2b91af" style:font-name="Consolas" fo:font-size="9.5pt" style:font-size-asian="9.5pt"/>
    </style:style>
    <style:style style:name="T15" style:family="text">
      <style:text-properties fo:color="#2b91af" style:font-name="Consolas" fo:font-size="9.5pt" style:font-size-asian="9.5pt"/>
    </style:style>
    <style:style style:name="T16" style:family="text">
      <style:text-properties fo:font-size="12pt" style:font-size-asian="12pt" style:font-name-complex="Calibri2" style:font-size-complex="12pt"/>
    </style:style>
    <style:style style:name="T17" style:family="text">
      <style:text-properties style:font-name="Consolas" fo:font-size="9.5pt" style:font-size-asian="9.5pt"/>
    </style:style>
    <style:style style:name="T18" style:family="text">
      <style:text-properties fo:color="#008000" style:font-name="Consolas" fo:font-size="9.5pt" style:font-size-asian="9.5pt"/>
    </style:style>
    <style:style style:name="T19" style:family="text">
      <style:text-properties officeooo:rsid="030f5b99"/>
    </style:style>
    <style:style style:name="T20" style:family="text">
      <style:text-properties style:text-position="-33% 80%" style:font-name="Calibri1" officeooo:rsid="030f5b99" style:font-size-asian="12pt"/>
    </style:style>
    <style:style style:name="T21" style:family="text">
      <style:text-properties style:font-name="Calibri1" officeooo:rsid="030f5b99" style:font-size-asian="12pt"/>
    </style:style>
    <style:style style:name="T22" style:family="text">
      <style:text-properties officeooo:rsid="030fe4fa"/>
    </style:style>
    <style:style style:name="T23" style:family="text">
      <style:text-properties fo:language="en" fo:country="US" officeooo:rsid="030fe4f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Лабораторная работа № 2</text:p>
      <text:p text:style-name="P1"><text:span text:style-name="T1"><text:tab/>Вводится некоторая </text:span><text:span text:style-name="T2">расширенная</text:span><text:span text:style-name="T1"> матрица А, </text:span><text:span text:style-name="T2">представляющая СЛАУ</text:span><text:span text:style-name="T1">.</text:span></text:p>
      <text:p text:style-name="P2"><text:span text:style-name="T16"><text:tab/></text:span><text:span text:style-name="T9">Проиллюстрируем метод</text:span></text:p>
      <text:p text:style-name="P2"><text:span text:style-name="T9"><text:s/></text:span><text:span text:style-name="T9"><draw:frame draw:style-name="fr1" draw:name="Объект1" text:anchor-type="as-char" svg:y="-0.944cm" svg:width="4.45cm" svg:height="1.79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– </text:span><text:span text:style-name="T11">некоторая система уравнений.</text:span></text:p>
      <text:p text:style-name="P4">Убедимся, что она обладает диагональным преобладанием элементов</text:p>
      <text:p text:style-name="P4"><draw:frame draw:style-name="fr2" draw:name="Объект2" text:anchor-type="as-char" svg:y="-0.432cm" svg:width="2.265cm" svg:height="0.86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span text:style-name="T4">for</text:span><text:span text:style-name="T8"> (</text:span><text:span text:style-name="T3">int</text:span><text:span text:style-name="T8"> j = 0; j &lt; n; j++)</text:span></text:p>
      <text:p text:style-name="P7"><text:s text:c="12"/>{</text:p>
      <text:p text:style-name="P9"><text:span text:style-name="T8"><text:s text:c="16"/></text:span><text:span text:style-name="T3">var</text:span><text:span text:style-name="T8"> s = 0.0;</text:span></text:p>
      <text:p text:style-name="P9"><text:span text:style-name="T8"><text:s text:c="16"/></text:span><text:span text:style-name="T3">for</text:span><text:span text:style-name="T8"> (</text:span><text:span text:style-name="T3">int</text:span><text:span text:style-name="T8"> k = 0; k &lt; n; k++)</text:span></text:p>
      <text:p text:style-name="P7"><text:s text:c="16"/>{</text:p>
      <text:p text:style-name="P9"><text:span text:style-name="T8"><text:s text:c="20"/></text:span><text:span text:style-name="T3">if</text:span><text:span text:style-name="T8"> (j != k)</text:span></text:p>
      <text:p text:style-name="P7"><text:s text:c="20"/>{</text:p>
      <text:p text:style-name="P9"><text:span text:style-name="T8"><text:s text:c="24"/>s = s + </text:span><text:span text:style-name="T14">Math</text:span><text:span text:style-name="T8">.Abs(matrix[j, k]);</text:span></text:p>
      <text:p text:style-name="P7"><text:s text:c="20"/>}</text:p>
      <text:p text:style-name="P9"><text:span text:style-name="T8"><text:s text:c="20"/></text:span><text:span text:style-name="T3">if</text:span><text:span text:style-name="T8"> (s &gt;= </text:span><text:span text:style-name="T14">Math</text:span><text:span text:style-name="T8">.Abs(matrix[j, j]))</text:span></text:p>
      <text:p text:style-name="P7"><text:s text:c="20"/>{</text:p>
      <text:p text:style-name="P9"><text:span text:style-name="T8"><text:s text:c="24"/>Conversion(</text:span><text:span text:style-name="T3">ref</text:span><text:span text:style-name="T8"> matrix, </text:span><text:span text:style-name="T3">ref</text:span><text:span text:style-name="T8"> extension);</text:span></text:p>
      <text:p text:style-name="P7"><text:s text:c="20"/>}</text:p>
      <text:p text:style-name="P7"><text:s text:c="16"/>}</text:p>
      <text:p text:style-name="P7"><text:s text:c="12"/>}</text:p>
      <text:p text:style-name="P4">В противном случае необходимо привести ее к такому виду</text:p>
      <text:p text:style-name="P4">Для начала разделим все элементы каждой строки матрицы на максимальный </text:p>
      <text:p text:style-name="P4"><text:span text:style-name="T3">static</text:span><text:span text:style-name="T17"> </text:span><text:span text:style-name="T3">void</text:span><text:span text:style-name="T17"> ToDiagonalOne(</text:span><text:span text:style-name="T3">ref</text:span><text:span text:style-name="T17"> </text:span><text:span text:style-name="T3">double</text:span><text:span text:style-name="T17">[,] matrix, </text:span><text:span text:style-name="T3">ref</text:span><text:span text:style-name="T17"> </text:span><text:span text:style-name="T3">double</text:span><text:span text:style-name="T17">[] extension)</text:span></text:p>
      <text:p text:style-name="P9"><text:span text:style-name="T8"><text:s text:c="8"/>{</text:span></text:p>
      <text:p text:style-name="P9"><text:span text:style-name="T8"><text:s text:c="12"/></text:span><text:span text:style-name="T3">var</text:span><text:span text:style-name="T8"> diver = </text:span><text:span text:style-name="T3">new</text:span><text:span text:style-name="T8"> </text:span><text:span text:style-name="T3">double</text:span><text:span text:style-name="T8">[matrix.GetLength(1)];</text:span></text:p>
      <text:p text:style-name="P7"/>
      <text:p text:style-name="P7"/>
      <text:p text:style-name="P9"><text:soft-page-break/><text:span text:style-name="T8"><text:s text:c="12"/></text:span><text:span text:style-name="T3">for</text:span><text:span text:style-name="T8"> (</text:span><text:span text:style-name="T3">int</text:span><text:span text:style-name="T8"> i = 0; i &lt; matrix.GetLength(0); i++) {</text:span></text:p>
      <text:p text:style-name="P9"><text:span text:style-name="T8"><text:s text:c="16"/></text:span><text:span text:style-name="T3">double</text:span><text:span text:style-name="T8">[,] doubles = matrix;</text:span></text:p>
      <text:p text:style-name="P9"><text:span text:style-name="T8"><text:s text:c="16"/>diver[i] = </text:span><text:span text:style-name="T14">Enumerable</text:span><text:span text:style-name="T8">.Range(0,doubles.GetLength(0)).Select(x=&gt;doubles[i,x]).Max();</text:span></text:p>
      <text:p text:style-name="P9"><text:span text:style-name="T8"><text:s text:c="12"/>}</text:span></text:p>
      <text:p text:style-name="P7"/>
      <text:p text:style-name="P9"><text:span text:style-name="T8"><text:s text:c="12"/></text:span><text:span text:style-name="T3">for</text:span><text:span text:style-name="T8"> (</text:span><text:span text:style-name="T3">int</text:span><text:span text:style-name="T8"> i = 0; i &lt; matrix.GetLength(0); i++)</text:span></text:p>
      <text:p text:style-name="P9"><text:span text:style-name="T8"><text:s text:c="12"/>{</text:span></text:p>
      <text:p text:style-name="P9"><text:span text:style-name="T8"><text:s text:c="16"/></text:span><text:span text:style-name="T3">for</text:span><text:span text:style-name="T8"> (</text:span><text:span text:style-name="T3">int</text:span><text:span text:style-name="T8"> j = 0; j &lt; matrix.GetLength(1); j++)</text:span></text:p>
      <text:p text:style-name="P9"><text:span text:style-name="T8"><text:s text:c="16"/>{</text:span></text:p>
      <text:p text:style-name="P9"><text:span text:style-name="T8"><text:s text:c="20"/>matrix[i, j] /= diver[i];</text:span></text:p>
      <text:p text:style-name="P9"><text:span text:style-name="T8"><text:s text:c="16"/>}</text:span></text:p>
      <text:p text:style-name="P9"><text:span text:style-name="T8"><text:s text:c="16"/>extension[i] /= diver[i];</text:span></text:p>
      <text:p text:style-name="P9"><text:span text:style-name="T8"><text:s text:c="12"/>}</text:span></text:p>
      <text:p text:style-name="P9"><text:span text:style-name="T8"><text:s text:c="8"/>}</text:span></text:p>
      <text:p text:style-name="P5"><text:span text:style-name="T19">В следствие чего максимальные элементы станут единичными, затем переместим строки так, чтобы единичные элементы оказались на главной диагонали </text:span></text:p>
      <text:p text:style-name="P5"><text:span text:style-name="T6">static</text:span><text:span text:style-name="T17"> </text:span><text:span text:style-name="T3">void</text:span><text:span text:style-name="T17"> Conversion(</text:span><text:span text:style-name="T3">ref</text:span><text:span text:style-name="T17"> </text:span><text:span text:style-name="T3">double</text:span><text:span text:style-name="T17">[,] matrix, </text:span><text:span text:style-name="T3">ref</text:span><text:span text:style-name="T17"> </text:span><text:span text:style-name="T3">double</text:span><text:span text:style-name="T17">[] extension) {</text:span></text:p>
      <text:p text:style-name="P9"><text:span text:style-name="T8"><text:s text:c="12"/>ToDiagonalOne(</text:span><text:span text:style-name="T3">ref</text:span><text:span text:style-name="T8"> matrix, </text:span><text:span text:style-name="T3">ref</text:span><text:span text:style-name="T8"> extension);</text:span></text:p>
      <text:p text:style-name="P9"><text:span text:style-name="T8"><text:s text:c="12"/></text:span><text:span text:style-name="T3">double</text:span><text:span text:style-name="T8">[,] temp =</text:span><text:span text:style-name="T3">new</text:span><text:span text:style-name="T8"> </text:span><text:span text:style-name="T3">double</text:span><text:span text:style-name="T8">[matrix.GetLength(0),matrix.GetLength(1)];</text:span></text:p>
      <text:p text:style-name="P9"><text:span text:style-name="T8"><text:s text:c="12"/></text:span><text:span text:style-name="T3">for</text:span><text:span text:style-name="T8"> (</text:span><text:span text:style-name="T3">int</text:span><text:span text:style-name="T8"> i = 0; i &lt; matrix.GetLength(0); i++) {</text:span></text:p>
      <text:p text:style-name="P9"><text:span text:style-name="T8"><text:s text:c="16"/></text:span><text:span text:style-name="T3">for</text:span><text:span text:style-name="T8"> (</text:span><text:span text:style-name="T3">int</text:span><text:span text:style-name="T8"> j = 0; j &lt; matrix.GetLength(1); j++) {</text:span></text:p>
      <text:p text:style-name="P9"><text:span text:style-name="T8"><text:s text:c="20"/>temp[i, j] = matrix[i, j];</text:span></text:p>
      <text:p text:style-name="P9"><text:span text:style-name="T8"><text:s text:c="16"/>}</text:span></text:p>
      <text:p text:style-name="P9"><text:span text:style-name="T8"><text:s text:c="12"/>}</text:span></text:p>
      <text:p text:style-name="P9"><text:span text:style-name="T8"><text:s text:c="12"/></text:span><text:span text:style-name="T3">double</text:span><text:span text:style-name="T8">[] tempe = </text:span><text:span text:style-name="T3">new</text:span><text:span text:style-name="T8"> </text:span><text:span text:style-name="T3">double</text:span><text:span text:style-name="T8">[extension.GetLength(0)];</text:span></text:p>
      <text:p text:style-name="P9"><text:span text:style-name="T8"><text:s text:c="12"/></text:span><text:span text:style-name="T3">for</text:span><text:span text:style-name="T8"> (</text:span><text:span text:style-name="T3">int</text:span><text:span text:style-name="T8"> i = 0; i &lt; extension.GetLength(0); i++) {</text:span></text:p>
      <text:p text:style-name="P9"><text:span text:style-name="T8"><text:s text:c="16"/>tempe[i] = extension[i];</text:span></text:p>
      <text:p text:style-name="P9"><text:span text:style-name="T8"><text:s text:c="12"/>}</text:span></text:p>
      <text:p text:style-name="P9"><text:span text:style-name="T8"><text:s text:c="12"/></text:span><text:span text:style-name="T14">List</text:span><text:span text:style-name="T8">&lt;</text:span><text:span text:style-name="T3">int</text:span><text:span text:style-name="T8">&gt; uses = </text:span><text:span text:style-name="T3">new</text:span><text:span text:style-name="T8"> </text:span><text:span text:style-name="T14">List</text:span><text:span text:style-name="T8">&lt;</text:span><text:span text:style-name="T3">int</text:span><text:span text:style-name="T8">&gt;();</text:span></text:p>
      <text:p text:style-name="P9"><text:span text:style-name="T8"><text:s text:c="12"/></text:span><text:span text:style-name="T3">for</text:span><text:span text:style-name="T8"> (</text:span><text:span text:style-name="T3">int</text:span><text:span text:style-name="T8"> m = 0; m &lt; matrix.GetLength(0); m++) { </text:span></text:p>
      <text:p text:style-name="P9"><text:span text:style-name="T8"><text:s text:c="16"/></text:span><text:span text:style-name="T3">for</text:span><text:span text:style-name="T8"> (</text:span><text:span text:style-name="T3">int</text:span><text:span text:style-name="T8"> i = 0; i &lt; matrix.GetLength(0); i++) </text:span></text:p>
      <text:p text:style-name="P9"><text:span text:style-name="T8"><text:s text:c="16"/>{</text:span></text:p>
      <text:p text:style-name="P9"><text:span text:style-name="T8"><text:s text:c="20"/></text:span><text:span text:style-name="T3">if</text:span><text:span text:style-name="T8"> (</text:span><text:span text:style-name="T14">Math</text:span><text:span text:style-name="T8">.Abs(matrix[m, i] - 1) &lt; Eps) { </text:span></text:p>
      <text:p text:style-name="P9"><text:span text:style-name="T8"><text:s text:c="24"/></text:span><text:span text:style-name="T3">if</text:span><text:span text:style-name="T8"> (!uses.Contains(i)) { </text:span></text:p>
      <text:p text:style-name="P9"><text:soft-page-break/><text:span text:style-name="T8"><text:s text:c="28"/>uses.Add(i);</text:span></text:p>
      <text:p text:style-name="P9"><text:span text:style-name="T8"><text:s text:c="28"/></text:span><text:span text:style-name="T3">for</text:span><text:span text:style-name="T8"> (</text:span><text:span text:style-name="T3">int</text:span><text:span text:style-name="T8"> j = 0; j &lt; matrix.GetLength(0); j++) {</text:span></text:p>
      <text:p text:style-name="P9"><text:span text:style-name="T8"><text:s text:c="32"/>temp[i, j] = matrix[m, j];</text:span></text:p>
      <text:p text:style-name="P9"><text:span text:style-name="T8"><text:s text:c="28"/>}</text:span></text:p>
      <text:p text:style-name="P9"><text:span text:style-name="T8"><text:s text:c="28"/>tempe[i] = extension[m];</text:span></text:p>
      <text:p text:style-name="P9"><text:span text:style-name="T8"><text:s text:c="24"/>}</text:span></text:p>
      <text:p text:style-name="P9"><text:span text:style-name="T8"><text:s text:c="24"/></text:span><text:span text:style-name="T3">else</text:span><text:span text:style-name="T8"> {</text:span></text:p>
      <text:p text:style-name="P9"><text:span text:style-name="T8"><text:s text:c="28"/></text:span><text:span text:style-name="T3">throw</text:span><text:span text:style-name="T8"> </text:span><text:span text:style-name="T3">new</text:span><text:span text:style-name="T8"> </text:span><text:span text:style-name="T14">InconsistentException</text:span><text:span text:style-name="T8">();</text:span></text:p>
      <text:p text:style-name="P9"><text:span text:style-name="T8"><text:s text:c="24"/>}</text:span></text:p>
      <text:p text:style-name="P9"><text:span text:style-name="T8"><text:s text:c="20"/>}</text:span></text:p>
      <text:p text:style-name="P9"><text:span text:style-name="T8"><text:s text:c="16"/>}</text:span></text:p>
      <text:p text:style-name="P9"><text:span text:style-name="T8"><text:s text:c="12"/>}</text:span></text:p>
      <text:p text:style-name="P9"><text:span text:style-name="T8"><text:s text:c="12"/>matrix = temp;</text:span></text:p>
      <text:p text:style-name="P9"><text:span text:style-name="T8"><text:s text:c="12"/>extension = tempe;</text:span></text:p>
      <text:p text:style-name="P9"><text:span text:style-name="T8"><text:s text:c="8"/>}</text:span></text:p>
      <text:p text:style-name="P5"><text:span text:style-name="T19">В случае, если удалось переместить все элементы на нужные места, матрица готова к применению метода, в противном случае система несовместима с методом или вовсе не имеет решений.</text:span></text:p>
      <text:p text:style-name="P5"><text:span text:style-name="T19"/></text:p>
      <text:p text:style-name="P5"><text:span text:style-name="T19">Метод:</text:span></text:p>
      <text:p text:style-name="P5"><text:span text:style-name="T21">Выразим неизвестные</text:span><text:span text:style-name="T20"> </text:span><text:span text:style-name="T20"><draw:frame draw:style-name="fr2" draw:name="Объект3" text:anchor-type="as-char" svg:y="-0.377cm" svg:width="1.526cm" svg:height="0.531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21"> соответственно из первого, второго и третьего уравнений системы:</text:span></text:p>
      <text:p text:style-name="P5"><draw:frame draw:style-name="fr2" draw:name="Объект4" text:anchor-type="as-char" svg:y="-1.817cm" svg:width="4.942cm" svg:height="3.545cm" draw:z-index="3"><draw:object xlink:href="./Object 5" xlink:type="simple" xlink:show="embed" xlink:actuate="onLoad"/><draw:image xlink:href="./ObjectReplacements/Object 5" xlink:type="simple" xlink:show="embed" xlink:actuate="onLoad"/></draw:frame><text:span text:style-name="T22">(1)</text:span></text:p>
      <text:p text:style-name="P6"><text:span text:style-name="T22">Зададим некоторые начальные значения для</text:span><text:span text:style-name="T23"> </text:span><text:span text:style-name="T22">всех </text:span><text:span text:style-name="T22"><draw:frame draw:style-name="fr2" draw:name="Объект5" text:anchor-type="as-char" svg:y="-0.377cm" svg:width="0.58cm" svg:height="0.533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2">, например </text:span><text:span text:style-name="T22"><draw:frame draw:style-name="fr2" draw:name="Объект6" text:anchor-type="as-char" svg:y="-0.377cm" svg:width="1.143cm" svg:height="0.531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22"> и подставим в выражение (1), получим первое приближение</text:span><text:span text:style-name="T22"><draw:frame draw:style-name="fr2" draw:name="Объект7" text:anchor-type="as-char" svg:y="-1.817cm" svg:width="5.461cm" svg:height="3.545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6"><text:soft-page-break/><text:span text:style-name="T22">Так подставляя значения предыдущего шага реализуется итерационный метод. Условие окончания метода</text:span></text:p>
      <text:p text:style-name="P6"><text:span text:style-name="T22"><draw:frame draw:style-name="fr2" draw:name="Объект8" text:anchor-type="as-char" svg:y="-0.746cm" svg:width="3.937cm" svg:height="1.191cm" draw:z-index="7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><text:span text:style-name="T7">public</text:span><text:span text:style-name="T17"> </text:span><text:span text:style-name="T3">static</text:span><text:span text:style-name="T17"> </text:span><text:span text:style-name="T3">bool</text:span><text:span text:style-name="T17"> GzCont(</text:span><text:span text:style-name="T3">double</text:span><text:span text:style-name="T17">[] xk, </text:span><text:span text:style-name="T3">double</text:span><text:span text:style-name="T17">[] xkp)</text:span></text:p>
      <text:p text:style-name="P11"><text:span text:style-name="T8">{</text:span></text:p>
      <text:p text:style-name="P11"><text:span text:style-name="T3">return</text:span><text:span text:style-name="T8"> xk.Where((t, i) =&gt; </text:span><text:span text:style-name="T14">Math</text:span><text:span text:style-name="T8">.Abs(t - xkp[i]) / </text:span><text:span text:style-name="T14">Math</text:span><text:span text:style-name="T8">.Abs(xkp[i]) &gt; Eps).Any();</text:span></text:p>
      <text:p text:style-name="Standard"><text:span text:style-name="T8">}</text:span></text:p>
      <text:p text:style-name="P10"><text:span text:style-name="T13">Условие инвертировано т.к. в программе используется условие <text:s/>продолжения, а не окончания</text:span></text:p>
      <text:p text:style-name="P6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helvetica, sans-serif"/>
    <style:font-face style:name="Consolas" svg:font-family="Consolas" style:font-family-generic="roman"/>
    <style:font-face style:name="Courier New3" svg:font-family="'Courier New'" style:font-family-generic="roman"/>
    <style:font-face style:name="Courier New1" svg:font-family="'Courier New'" style:font-family-generic="swiss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2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ru" style:country-asian="RU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1</meta:editing-cycles>
    <meta:creation-date>2013-12-22T13:41:00</meta:creation-date>
    <dc:date>2014-03-04T20:51:48.59</dc:date>
    <meta:editing-duration>PT20M31S</meta:editing-duration>
    <meta:generator>LibreOffice/4.0.3.3$Windows_x86 LibreOffice_project/0eaa50a932c8f2199a615e1eb30f7ac74279539</meta:generator>
    <meta:document-statistic meta:table-count="0" meta:image-count="0" meta:object-count="8" meta:page-count="4" meta:paragraph-count="85" meta:word-count="404" meta:character-count="3623" meta:non-whitespace-character-count="22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a</mi>
                    <mn>1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12</mn>
                    </msub>
                  </mrow>
                  <mrow>
                    <msub>
                      <mi>x</mi>
                      <mn>2</mn>
                    </msub>
                    <mo stretchy="false">+</mo>
                    <msub>
                      <mi>a</mi>
                      <mn>13</mn>
                    </msub>
                  </mrow>
                  <mrow>
                    <msub>
                      <mi>x</mi>
                      <mn>3</mn>
                    </msub>
                    <mo stretchy="false">=</mo>
                    <msub>
                      <mi>b</mi>
                      <mn>1</mn>
                    </msub>
                  </mrow>
                </mrow>
              </mtd>
            </mtr>
            <mtr>
              <mtd>
                <mrow>
                  <msub>
                    <mi>a</mi>
                    <mn>2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22</mn>
                    </msub>
                  </mrow>
                  <mrow>
                    <msub>
                      <mi>x</mi>
                      <mn>2</mn>
                    </msub>
                    <mo stretchy="false">+</mo>
                    <msub>
                      <mi>a</mi>
                      <mn>23</mn>
                    </msub>
                  </mrow>
                  <mrow>
                    <msub>
                      <mi>x</mi>
                      <mn>3</mn>
                    </msub>
                    <mo stretchy="false">=</mo>
                    <msub>
                      <mi>b</mi>
                      <mn>2</mn>
                    </msub>
                  </mrow>
                </mrow>
              </mtd>
            </mtr>
            <mtr>
              <mtd>
                <mrow>
                  <msub>
                    <mi>a</mi>
                    <mn>3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32</mn>
                    </msub>
                  </mrow>
                  <mrow>
                    <msub>
                      <mi>x</mi>
                      <mn>2</mn>
                    </msub>
                    <mo stretchy="false">+</mo>
                    <msub>
                      <mi>a</mi>
                      <mn>33</mn>
                    </msub>
                  </mrow>
                  <mrow>
                    <msub>
                      <mi>x</mi>
                      <mn>3</mn>
                    </msub>
                    <mo stretchy="false">=</mo>
                    <msub>
                      <mi>b</mi>
                      <mn>3</mn>
                    </msub>
                  </mrow>
                </mrow>
              </mtd>
            </mtr>
          </mtable>
        </mrow>
      </mrow>
    </mrow>
    <annotation encoding="StarMath 5.0">left lbrace stack{a_11 x_1+a_12 x_2+a_13 x_3 = b_1
#
a_21 x_1+a_22 x_2+a_23 x_3 = b_2
#
a_31 x_1+a_32 x_2+a_33 x_3 = b_3}  right none</annotation>
  </semantics>
</math>
</file>

<file path=Object 3/content.xml><?xml version="1.0" encoding="utf-8"?>
<math xmlns="http://www.w3.org/1998/Math/MathML">
  <semantics>
    <mrow>
      <mrow>
        <mrow>
          <munder>
            <mo stretchy="false">∑</mo>
            <mrow>
              <mi>i</mi>
              <mo stretchy="false">≠</mo>
              <mi>j</mi>
            </mrow>
          </munder>
          <mfenced open="∣" close="∣">
            <mrow>
              <msub>
                <mi>a</mi>
                <mi mathvariant="italic">ij</mi>
              </msub>
            </mrow>
          </mfenced>
        </mrow>
        <mo stretchy="false">≤</mo>
        <mfenced open="∣" close="∣">
          <mrow>
            <msub>
              <mi>a</mi>
              <mi mathvariant="italic">jj</mi>
            </msub>
          </mrow>
        </mfenced>
      </mrow>
    </mrow>
    <annotation encoding="StarMath 5.0">SUM  from i&lt;&gt;j abs{a_ij} &lt;= abs{a_jj}</annotation>
  </semantics>
</math>
</file>

<file path=Object 4/content.xml><?xml version="1.0" encoding="utf-8"?>
<math xmlns="http://www.w3.org/1998/Math/MathML">
  <semantics>
    <mrow>
      <msub>
        <mi>x</mi>
        <mn>1,</mn>
      </msub>
      <msub>
        <mi>x</mi>
        <mn>2,</mn>
      </msub>
      <msub>
        <mi>x</mi>
        <mn>3</mn>
      </msub>
    </mrow>
    <annotation encoding="StarMath 5.0">x_1, x_2, x_3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>
                      <mi>x</mi>
                      <mn>1</mn>
                    </msub>
                    <mo stretchy="false">=</mo>
                    <mfrac>
                      <mn>1</mn>
                      <msub>
                        <mi>a</mi>
                        <mn>11</mn>
                      </msub>
                    </mfrac>
                  </mrow>
                  <mrow>
                    <mo stretchy="false">(</mo>
                    <mrow>
                      <mrow>
                        <msub>
                          <mi>b</mi>
                          <mn>1</mn>
                        </msub>
                        <mo stretchy="false">−</mo>
                        <msub>
                          <mi>a</mi>
                          <mn>12</mn>
                        </msub>
                      </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a</mi>
                          <mn>13</mn>
                        </msub>
                      </mrow>
                      <msub>
                        <mi>x</mi>
                        <mn>3</mn>
                      </msub>
                    </mrow>
                    <mo stretchy="false">)</mo>
                  </mrow>
                </mrow>
              </mtd>
            </mtr>
            <mtr>
              <mtd>
                <mrow>
                  <mrow>
                    <msub>
                      <mi>x</mi>
                      <mn>2</mn>
                    </msub>
                    <mo stretchy="false">=</mo>
                    <mfrac>
                      <mn>1</mn>
                      <msub>
                        <mi>a</mi>
                        <mn>22</mn>
                      </msub>
                    </mfrac>
                  </mrow>
                  <mrow>
                    <mo stretchy="false">(</mo>
                    <mrow>
                      <mrow>
                        <msub>
                          <mi>b</mi>
                          <mn>2</mn>
                        </msub>
                        <mo stretchy="false">−</mo>
                        <msub>
                          <mi>a</mi>
                          <mn>21</mn>
                        </msub>
                      </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a</mi>
                          <mn>23</mn>
                        </msub>
                      </mrow>
                      <msub>
                        <mi>x</mi>
                        <mn>3</mn>
                      </msub>
                    </mrow>
                    <mo stretchy="false">)</mo>
                  </mrow>
                </mrow>
              </mtd>
            </mtr>
            <mtr>
              <mtd>
                <mrow>
                  <mrow>
                    <msub>
                      <mi>x</mi>
                      <mn>3</mn>
                    </msub>
                    <mo stretchy="false">=</mo>
                    <mfrac>
                      <mn>1</mn>
                      <msub>
                        <mi>a</mi>
                        <mn>33</mn>
                      </msub>
                    </mfrac>
                  </mrow>
                  <mrow>
                    <mo stretchy="false">(</mo>
                    <mrow>
                      <mrow>
                        <msub>
                          <mi>b</mi>
                          <mn>3</mn>
                        </msub>
                        <mo stretchy="false">−</mo>
                        <msub>
                          <mi>a</mi>
                          <mn>31</mn>
                        </msub>
                      </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a</mi>
                          <mn>32</mn>
                        </msub>
                      </mrow>
                      <msub>
                        <mi>x</mi>
                        <mn>2</mn>
                      </msub>
                    </mrow>
                    <mo stretchy="false">)</mo>
                  </mrow>
                </mrow>
              </mtd>
            </mtr>
          </mtable>
        </mrow>
      </mrow>
    </mrow>
    <annotation encoding="StarMath 5.0">left lbrace stack{x_1 = 1 over a_11 (b_1 - a_12 x_2-a_13 x_3)
#
x_2 = 1 over a_22 (b_2 - a_21 x_1-a_23 x_3)
#
x_3 = 1 over a_33 (b_3 - a_31 x_2-a_32 x_2)}  right none</annotation>
  </semantics>
</math>
</file>

<file path=Object 6/content.xml><?xml version="1.0" encoding="utf-8"?>
<math xmlns="http://www.w3.org/1998/Math/MathML">
  <semantics>
    <mrow>
      <msub>
        <mi>х</mi>
        <mi>n</mi>
      </msub>
    </mrow>
    <annotation encoding="StarMath 5.0">х_n
</annotation>
  </semantics>
</math>
</file>

<file path=Object 7/content.xml><?xml version="1.0" encoding="utf-8"?>
<math xmlns="http://www.w3.org/1998/Math/MathML">
  <semantics>
    <mrow>
      <mrow>
        <msub>
          <mi>x</mi>
          <mi>n</mi>
        </msub>
        <mo stretchy="false">=</mo>
        <mn>1</mn>
      </mrow>
    </mrow>
    <annotation encoding="StarMath 5.0">x_n=1</annotation>
  </semantics>
</math>
</file>

<file path=Object 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sup>
                      <mi>x</mi>
                      <mn>1</mn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subsup>
                    <mo stretchy="false">=</mo>
                    <mfrac>
                      <mn>1</mn>
                      <msub>
                        <mi>a</mi>
                        <mn>11</mn>
                      </msub>
                    </mfrac>
                  </mrow>
                  <mrow>
                    <mo stretchy="false">(</mo>
                    <mrow>
                      <mrow>
                        <msub>
                          <mi>b</mi>
                          <mn>1</mn>
                        </msub>
                        <mo stretchy="false">−</mo>
                        <msub>
                          <mi>a</mi>
                          <mn>12</mn>
                        </msub>
                      </mrow>
                      <mrow>
                        <msubsup>
                          <mi>x</mi>
                          <mn>2</mn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subsup>
                        <mo stretchy="false">−</mo>
                        <msub>
                          <mi>a</mi>
                          <mn>13</mn>
                        </msub>
                      </mrow>
                      <msubsup>
                        <mi>x</mi>
                        <mn>3</mn>
                        <mrow>
                          <mo stretchy="false">(</mo>
                          <mrow>
                            <mn>0</mn>
                          </mrow>
                          <mo stretchy="false">)</mo>
                        </mrow>
                      </msubsup>
                    </mrow>
                    <mo stretchy="false">)</mo>
                  </mrow>
                </mrow>
              </mtd>
            </mtr>
            <mtr>
              <mtd>
                <mrow>
                  <mrow>
                    <msubsup>
                      <mi>x</mi>
                      <mn>2</mn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subsup>
                    <mo stretchy="false">=</mo>
                    <mfrac>
                      <mn>1</mn>
                      <msub>
                        <mi>a</mi>
                        <mn>22</mn>
                      </msub>
                    </mfrac>
                  </mrow>
                  <mrow>
                    <mo stretchy="false">(</mo>
                    <mrow>
                      <mrow>
                        <msub>
                          <mi>b</mi>
                          <mn>2</mn>
                        </msub>
                        <mo stretchy="false">−</mo>
                        <msub>
                          <mi>a</mi>
                          <mn>21</mn>
                        </msub>
                      </mrow>
                      <mrow>
                        <msubsup>
                          <mi>x</mi>
                          <mn>1</mn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subsup>
                        <mo stretchy="false">−</mo>
                        <msub>
                          <mi>a</mi>
                          <mn>23</mn>
                        </msub>
                      </mrow>
                      <msubsup>
                        <mi>x</mi>
                        <mn>3</mn>
                        <mrow>
                          <mo stretchy="false">(</mo>
                          <mrow>
                            <mn>0</mn>
                          </mrow>
                          <mo stretchy="false">)</mo>
                        </mrow>
                      </msubsup>
                    </mrow>
                    <mo stretchy="false">)</mo>
                  </mrow>
                </mrow>
              </mtd>
            </mtr>
            <mtr>
              <mtd>
                <mrow>
                  <mrow>
                    <msubsup>
                      <mi>x</mi>
                      <mn>3</mn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subsup>
                    <mo stretchy="false">=</mo>
                    <mfrac>
                      <mn>1</mn>
                      <msub>
                        <mi>a</mi>
                        <mn>33</mn>
                      </msub>
                    </mfrac>
                  </mrow>
                  <mrow>
                    <mo stretchy="false">(</mo>
                    <mrow>
                      <mrow>
                        <msub>
                          <mi>b</mi>
                          <mn>3</mn>
                        </msub>
                        <mo stretchy="false">−</mo>
                        <msub>
                          <mi>a</mi>
                          <mn>31</mn>
                        </msub>
                      </mrow>
                      <mrow>
                        <msubsup>
                          <mi>x</mi>
                          <mn>2</mn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subsup>
                        <mo stretchy="false">−</mo>
                        <msub>
                          <mi>a</mi>
                          <mn>32</mn>
                        </msub>
                      </mrow>
                      <msubsup>
                        <mi>x</mi>
                        <mn>2</mn>
                        <mrow>
                          <mo stretchy="false">(</mo>
                          <mrow>
                            <mn>0</mn>
                          </mrow>
                          <mo stretchy="false">)</mo>
                        </mrow>
                      </msubsup>
                    </mrow>
                    <mo stretchy="false">)</mo>
                  </mrow>
                </mrow>
              </mtd>
            </mtr>
          </mtable>
        </mrow>
      </mrow>
    </mrow>
    <annotation encoding="StarMath 5.0">left lbrace stack{x_1^(1) = 1 over a_11 (b_1 - a_12 x_2^(0)-a_13 x_3^(0))
#
x_2^(1) = 1 over a_22 (b_2 - a_21 x_1^(0)-a_23 x_3^(0))
#
x_3^(1) = 1 over a_33 (b_3 - a_31 x_2^(0)-a_32 x_2^(0))}  right none</annotation>
  </semantics>
</math>
</file>

<file path=Object 9/content.xml><?xml version="1.0" encoding="utf-8"?>
<math xmlns="http://www.w3.org/1998/Math/MathML">
  <semantics>
    <mrow>
      <mrow>
        <mfrac>
          <mfenced open="∣" close="∣">
            <mrow>
              <mfenced open="∣" close="∣">
                <mrow>
                  <mrow>
                    <msubsup>
                      <mi>x</mi>
                      <mi>i</mi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</msubsup>
                    <mo stretchy="false">−</mo>
                    <msubsup>
                      <mi>x</mi>
                      <mi>i</mi>
                      <mrow>
                        <mo stretchy="false">(</mo>
                        <mrow>
                          <mrow>
                            <mi>k</mi>
                            <mo stretchy="false">+</mo>
                            <mn>1</mn>
                          </mrow>
                        </mrow>
                        <mo stretchy="false">)</mo>
                      </mrow>
                    </msubsup>
                  </mrow>
                </mrow>
              </mfenced>
            </mrow>
          </mfenced>
          <mfenced open="∣" close="∣">
            <mrow>
              <mfenced open="∣" close="∣">
                <mrow>
                  <msup>
                    <mi>x</mi>
                    <mrow>
                      <mo stretchy="false">(</mo>
                      <mrow>
                        <mi>k</mi>
                      </mrow>
                      <mo stretchy="false">)</mo>
                    </mrow>
                  </msup>
                </mrow>
              </mfenced>
            </mrow>
          </mfenced>
        </mfrac>
        <mo stretchy="false">&lt;</mo>
        <mi mathvariant="italic">Epsilon</mi>
      </mrow>
    </mrow>
    <annotation encoding="StarMath 5.0">abs{abs{x^(k)_i - x^(k+1)_i}} over abs{abs{x^(k)}} &lt;
 Epsilon</annotation>
  </semantics>
</math>
</file>